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2"><text:soft-page-break/>Sat 18/03/2017 <text:span text:style-name="T1">5 miles</text:span></text:p>
      <text:p text:style-name="P2">I ran 5 miles on hilly roads averaging 10:30/mile. <text:s/>It was cold with a slight drizzle and I wore three shirts and a rain jacket. <text:s/>The last mile was in 8:4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8T16:14:43.39</dc:date>
    <dc:creator>James Lombardi</dc:creator>
    <meta:editing-duration>PT18H4M52S</meta:editing-duration>
    <meta:editing-cycles>124</meta:editing-cycles>
    <meta:document-statistic meta:table-count="0" meta:image-count="0" meta:object-count="0" meta:page-count="2" meta:paragraph-count="28" meta:word-count="338" meta:character-count="1585"/>
  </office:meta>
</office:document-meta>
</file>